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7299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052023-160813" table:style-name="ta1">
        <table:shapes>
          <draw:frame draw:z-index="0" draw:style-name="gr1" draw:text-style-name="P1" svg:width="6.2992in" svg:height="3.5386in" svg:x="1.3in" svg:y="0.4571in">
            <draw:object draw:notify-on-update-of-ranges="'25052023-160813'.C1:'25052023-160813'.C1 '25052023-160813'.C2:'25052023-160813'.C360 '25052023-160813'.D1:'25052023-160813'.D1 '25052023-160813'.D2:'25052023-160813'.D3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5</text:p>
          </table:table-cell>
          <table:table-cell office:value-type="string" calcext:value-type="string">
            <text:p>DepthNow</text:p>
          </table:table-cell>
          <table:table-cell office:value-type="string" calcext:value-type="string">
            <text:p>DesDepth</text:p>
          </table:table-cell>
          <table:table-cell office:value-type="string" calcext:value-type="string">
            <text:p>pitchNow</text:p>
          </table:table-cell>
          <table:table-cell office:value-type="string" calcext:value-type="string">
            <text:p>desPitch</text:p>
          </table:table-cell>
          <table:table-cell office:value-type="string" calcext:value-type="string">
            <text:p>BE_input</text:p>
          </table:table-cell>
          <table:table-cell office:value-type="string" calcext:value-type="string">
            <text:p>MM_input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410" calcext:value-type="float">
            <text:p>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1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2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-10" calcext:value-type="float">
            <text:p>-10</text:p>
          </table:table-cell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3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445" calcext:value-type="float">
            <text:p>4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4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-10" calcext:value-type="float">
            <text:p>-10</text:p>
          </table:table-cell>
          <table:table-cell office:value-type="float" office:value="453" calcext:value-type="float">
            <text:p>4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4</text:p>
          </table:table-cell>
          <table:table-cell office:value-type="float" office:value="0.020727" calcext:value-type="float">
            <text:p>0.020727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456" calcext:value-type="float">
            <text:p>4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5</text:p>
          </table:table-cell>
          <table:table-cell office:value-type="float" office:value="0.028346" calcext:value-type="float">
            <text:p>0.028346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-10" calcext:value-type="float">
            <text:p>-10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5</text:p>
          </table:table-cell>
          <table:table-cell office:value-type="float" office:value="0.037534" calcext:value-type="float">
            <text:p>0.03753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6</text:p>
          </table:table-cell>
          <table:table-cell office:value-type="float" office:value="0.048412" calcext:value-type="float">
            <text:p>0.0484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7</text:p>
          </table:table-cell>
          <table:table-cell office:value-type="float" office:value="0.061103" calcext:value-type="float">
            <text:p>0.0611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8" calcext:value-type="float">
            <text:p>4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7</text:p>
          </table:table-cell>
          <table:table-cell office:value-type="float" office:value="0.092218" calcext:value-type="float">
            <text:p>0.09221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8</text:p>
          </table:table-cell>
          <table:table-cell office:value-type="float" office:value="0.110421" calcext:value-type="float">
            <text:p>0.11042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8</text:p>
          </table:table-cell>
          <table:table-cell office:value-type="float" office:value="0.130462" calcext:value-type="float">
            <text:p>0.1304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29</text:p>
          </table:table-cell>
          <table:table-cell office:value-type="float" office:value="0.152366" calcext:value-type="float">
            <text:p>0.15236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0</text:p>
          </table:table-cell>
          <table:table-cell office:value-type="float" office:value="0.176131" calcext:value-type="float">
            <text:p>0.17613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0</text:p>
          </table:table-cell>
          <table:table-cell office:value-type="float" office:value="0.229173" calcext:value-type="float">
            <text:p>0.2291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1</text:p>
          </table:table-cell>
          <table:table-cell office:value-type="float" office:value="0.258206" calcext:value-type="float">
            <text:p>0.25820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71" calcext:value-type="float">
            <text:p>4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1</text:p>
          </table:table-cell>
          <table:table-cell office:value-type="float" office:value="0.288978" calcext:value-type="float">
            <text:p>0.2889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8" calcext:value-type="float">
            <text:p>4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2</text:p>
          </table:table-cell>
          <table:table-cell office:value-type="float" office:value="0.321416" calcext:value-type="float">
            <text:p>0.32141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64" calcext:value-type="float">
            <text:p>4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3</text:p>
          </table:table-cell>
          <table:table-cell office:value-type="float" office:value="0.355422" calcext:value-type="float">
            <text:p>0.35542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9" calcext:value-type="float">
            <text:p>4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3</text:p>
          </table:table-cell>
          <table:table-cell office:value-type="float" office:value="0.42777" calcext:value-type="float">
            <text:p>0.4277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4</text:p>
          </table:table-cell>
          <table:table-cell office:value-type="float" office:value="0.465868" calcext:value-type="float">
            <text:p>0.46586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4</text:p>
          </table:table-cell>
          <table:table-cell office:value-type="float" office:value="0.505288" calcext:value-type="float">
            <text:p>0.50528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5</text:p>
          </table:table-cell>
          <table:table-cell office:value-type="float" office:value="0.54586" calcext:value-type="float">
            <text:p>0.5458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6</text:p>
          </table:table-cell>
          <table:table-cell office:value-type="float" office:value="0.587412" calcext:value-type="float">
            <text:p>0.5874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6</text:p>
          </table:table-cell>
          <table:table-cell office:value-type="float" office:value="0.672942" calcext:value-type="float">
            <text:p>0.67294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7</text:p>
          </table:table-cell>
          <table:table-cell office:value-type="float" office:value="0.716674" calcext:value-type="float">
            <text:p>0.7166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7</text:p>
          </table:table-cell>
          <table:table-cell office:value-type="float" office:value="0.761092" calcext:value-type="float">
            <text:p>0.7610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8</text:p>
          </table:table-cell>
          <table:table-cell office:value-type="float" office:value="0.806001" calcext:value-type="float">
            <text:p>0.8060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9</text:p>
          </table:table-cell>
          <table:table-cell office:value-type="float" office:value="0.851179" calcext:value-type="float">
            <text:p>0.8511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39</text:p>
          </table:table-cell>
          <table:table-cell office:value-type="float" office:value="0.941682" calcext:value-type="float">
            <text:p>0.9416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0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0</text:p>
          </table:table-cell>
          <table:table-cell office:value-type="float" office:value="1.031793" calcext:value-type="float">
            <text:p>1.03179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1</text:p>
          </table:table-cell>
          <table:table-cell office:value-type="float" office:value="1.076579" calcext:value-type="float">
            <text:p>1.0765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2" calcext:value-type="float">
            <text:p>3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2</text:p>
          </table:table-cell>
          <table:table-cell office:value-type="float" office:value="1.120924" calcext:value-type="float">
            <text:p>1.1209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2</text:p>
          </table:table-cell>
          <table:table-cell office:value-type="float" office:value="1.207703" calcext:value-type="float">
            <text:p>1.2077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3</text:p>
          </table:table-cell>
          <table:table-cell office:value-type="float" office:value="1.249892" calcext:value-type="float">
            <text:p>1.2498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1" calcext:value-type="float">
            <text:p>3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3</text:p>
          </table:table-cell>
          <table:table-cell office:value-type="float" office:value="1.29137" calcext:value-type="float">
            <text:p>1.2913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4</text:p>
          </table:table-cell>
          <table:table-cell office:value-type="float" office:value="1.331967" calcext:value-type="float">
            <text:p>1.33196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5</text:p>
          </table:table-cell>
          <table:table-cell office:value-type="float" office:value="1.371534" calcext:value-type="float">
            <text:p>1.37153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5</text:p>
          </table:table-cell>
          <table:table-cell office:value-type="float" office:value="1.447141" calcext:value-type="float">
            <text:p>1.44714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6</text:p>
          </table:table-cell>
          <table:table-cell office:value-type="float" office:value="1.482936" calcext:value-type="float">
            <text:p>1.48293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6</text:p>
          </table:table-cell>
          <table:table-cell office:value-type="float" office:value="1.517505" calcext:value-type="float">
            <text:p>1.5175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6" calcext:value-type="float">
            <text:p>3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7</text:p>
          </table:table-cell>
          <table:table-cell office:value-type="float" office:value="1.550752" calcext:value-type="float">
            <text:p>1.55075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8</text:p>
          </table:table-cell>
          <table:table-cell office:value-type="float" office:value="1.582602" calcext:value-type="float">
            <text:p>1.58260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8</text:p>
          </table:table-cell>
          <table:table-cell office:value-type="float" office:value="1.641892" calcext:value-type="float">
            <text:p>1.64189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9</text:p>
          </table:table-cell>
          <table:table-cell office:value-type="float" office:value="1.669087" calcext:value-type="float">
            <text:p>1.6690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9" calcext:value-type="float">
            <text:p>3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49</text:p>
          </table:table-cell>
          <table:table-cell office:value-type="float" office:value="1.694787" calcext:value-type="float">
            <text:p>1.6947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9" calcext:value-type="float">
            <text:p>3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0</text:p>
          </table:table-cell>
          <table:table-cell office:value-type="float" office:value="1.718993" calcext:value-type="float">
            <text:p>1.71899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9" calcext:value-type="float">
            <text:p>3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1</text:p>
          </table:table-cell>
          <table:table-cell office:value-type="float" office:value="1.741705" calcext:value-type="float">
            <text:p>1.74170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1</text:p>
          </table:table-cell>
          <table:table-cell office:value-type="float" office:value="1.782718" calcext:value-type="float">
            <text:p>1.78271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2</text:p>
          </table:table-cell>
          <table:table-cell office:value-type="float" office:value="1.800774" calcext:value-type="float">
            <text:p>1.80077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2</text:p>
          </table:table-cell>
          <table:table-cell office:value-type="float" office:value="1.817361" calcext:value-type="float">
            <text:p>1.81736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3</text:p>
          </table:table-cell>
          <table:table-cell office:value-type="float" office:value="1.832551" calcext:value-type="float">
            <text:p>1.83255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7" calcext:value-type="float">
            <text:p>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4</text:p>
          </table:table-cell>
          <table:table-cell office:value-type="float" office:value="1.859035" calcext:value-type="float">
            <text:p>1.85903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4</text:p>
          </table:table-cell>
          <table:table-cell office:value-type="float" office:value="1.870207" calcext:value-type="float">
            <text:p>1.8702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5</text:p>
          </table:table-cell>
          <table:table-cell office:value-type="float" office:value="1.880203" calcext:value-type="float">
            <text:p>1.8802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5</text:p>
          </table:table-cell>
          <table:table-cell office:value-type="float" office:value="1.889171" calcext:value-type="float">
            <text:p>1.88917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64" calcext:value-type="float">
            <text:p>3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6</text:p>
          </table:table-cell>
          <table:table-cell office:value-type="float" office:value="1.897256" calcext:value-type="float">
            <text:p>1.89725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1" calcext:value-type="float">
            <text:p>3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7</text:p>
          </table:table-cell>
          <table:table-cell office:value-type="float" office:value="1.911294" calcext:value-type="float">
            <text:p>1.91129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3" calcext:value-type="float">
            <text:p>3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7</text:p>
          </table:table-cell>
          <table:table-cell office:value-type="float" office:value="1.917297" calcext:value-type="float">
            <text:p>1.9172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3" calcext:value-type="float">
            <text:p>3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8</text:p>
          </table:table-cell>
          <table:table-cell office:value-type="float" office:value="1.922883" calcext:value-type="float">
            <text:p>1.92288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8</text:p>
          </table:table-cell>
          <table:table-cell office:value-type="float" office:value="1.928224" calcext:value-type="float">
            <text:p>1.92822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8:59</text:p>
          </table:table-cell>
          <table:table-cell office:value-type="float" office:value="1.933491" calcext:value-type="float">
            <text:p>1.93349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0</text:p>
          </table:table-cell>
          <table:table-cell office:value-type="float" office:value="1.94432" calcext:value-type="float">
            <text:p>1.9443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0</text:p>
          </table:table-cell>
          <table:table-cell office:value-type="float" office:value="1.949955" calcext:value-type="float">
            <text:p>1.94995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1</text:p>
          </table:table-cell>
          <table:table-cell office:value-type="float" office:value="1.955982" calcext:value-type="float">
            <text:p>1.95598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1</text:p>
          </table:table-cell>
          <table:table-cell office:value-type="float" office:value="1.962573" calcext:value-type="float">
            <text:p>1.96257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2</text:p>
          </table:table-cell>
          <table:table-cell office:value-type="float" office:value="1.969898" calcext:value-type="float">
            <text:p>1.96989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6" calcext:value-type="float">
            <text:p>4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3</text:p>
          </table:table-cell>
          <table:table-cell office:value-type="float" office:value="1.987195" calcext:value-type="float">
            <text:p>1.98719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5" calcext:value-type="float">
            <text:p>4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3</text:p>
          </table:table-cell>
          <table:table-cell office:value-type="float" office:value="1.997142" calcext:value-type="float">
            <text:p>1.99714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3" calcext:value-type="float">
            <text:p>4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4</text:p>
          </table:table-cell>
          <table:table-cell office:value-type="float" office:value="2.008142" calcext:value-type="float">
            <text:p>2.00814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4</text:p>
          </table:table-cell>
          <table:table-cell office:value-type="float" office:value="2.020319" calcext:value-type="float">
            <text:p>2.02031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5</text:p>
          </table:table-cell>
          <table:table-cell office:value-type="float" office:value="2.033769" calcext:value-type="float">
            <text:p>2.03376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6</text:p>
          </table:table-cell>
          <table:table-cell office:value-type="float" office:value="2.064786" calcext:value-type="float">
            <text:p>2.06478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6</text:p>
          </table:table-cell>
          <table:table-cell office:value-type="float" office:value="2.082132" calcext:value-type="float">
            <text:p>2.08213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4" calcext:value-type="float">
            <text:p>4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7</text:p>
          </table:table-cell>
          <table:table-cell office:value-type="float" office:value="2.100801" calcext:value-type="float">
            <text:p>2.10080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8</text:p>
          </table:table-cell>
          <table:table-cell office:value-type="float" office:value="2.120842" calcext:value-type="float">
            <text:p>2.12084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8</text:p>
          </table:table-cell>
          <table:table-cell office:value-type="float" office:value="2.14228" calcext:value-type="float">
            <text:p>2.1422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7" calcext:value-type="float">
            <text:p>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9</text:p>
          </table:table-cell>
          <table:table-cell office:value-type="float" office:value="2.189344" calcext:value-type="float">
            <text:p>2.18934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7" calcext:value-type="float">
            <text:p>4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09</text:p>
          </table:table-cell>
          <table:table-cell office:value-type="float" office:value="2.214726" calcext:value-type="float">
            <text:p>2.21472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3" calcext:value-type="float">
            <text:p>4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0</text:p>
          </table:table-cell>
          <table:table-cell office:value-type="float" office:value="2.241407" calcext:value-type="float">
            <text:p>2.2414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51" calcext:value-type="float">
            <text:p>4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1</text:p>
          </table:table-cell>
          <table:table-cell office:value-type="float" office:value="2.269337" calcext:value-type="float">
            <text:p>2.26933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9" calcext:value-type="float">
            <text:p>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1</text:p>
          </table:table-cell>
          <table:table-cell office:value-type="float" office:value="2.298467" calcext:value-type="float">
            <text:p>2.29846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6" calcext:value-type="float">
            <text:p>4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2</text:p>
          </table:table-cell>
          <table:table-cell office:value-type="float" office:value="2.360109" calcext:value-type="float">
            <text:p>2.36010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6" calcext:value-type="float">
            <text:p>4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2</text:p>
          </table:table-cell>
          <table:table-cell office:value-type="float" office:value="2.392375" calcext:value-type="float">
            <text:p>2.39237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3</text:p>
          </table:table-cell>
          <table:table-cell office:value-type="float" office:value="2.425671" calcext:value-type="float">
            <text:p>2.42567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4</text:p>
          </table:table-cell>
          <table:table-cell office:value-type="float" office:value="2.459897" calcext:value-type="float">
            <text:p>2.45989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34" calcext:value-type="float">
            <text:p>4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4</text:p>
          </table:table-cell>
          <table:table-cell office:value-type="float" office:value="2.494957" calcext:value-type="float">
            <text:p>2.49495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9" calcext:value-type="float">
            <text:p>4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5</text:p>
          </table:table-cell>
          <table:table-cell office:value-type="float" office:value="2.567207" calcext:value-type="float">
            <text:p>2.56720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5</text:p>
          </table:table-cell>
          <table:table-cell office:value-type="float" office:value="2.604153" calcext:value-type="float">
            <text:p>2.60415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25" calcext:value-type="float">
            <text:p>4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6</text:p>
          </table:table-cell>
          <table:table-cell office:value-type="float" office:value="2.641712" calcext:value-type="float">
            <text:p>2.6417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9" calcext:value-type="float">
            <text:p>4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7</text:p>
          </table:table-cell>
          <table:table-cell office:value-type="float" office:value="2.679736" calcext:value-type="float">
            <text:p>2.67973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7</text:p>
          </table:table-cell>
          <table:table-cell office:value-type="float" office:value="2.718078" calcext:value-type="float">
            <text:p>2.7180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8</text:p>
          </table:table-cell>
          <table:table-cell office:value-type="float" office:value="2.795278" calcext:value-type="float">
            <text:p>2.79527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8</text:p>
          </table:table-cell>
          <table:table-cell office:value-type="float" office:value="2.833889" calcext:value-type="float">
            <text:p>2.83388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03" calcext:value-type="float">
            <text:p>4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19</text:p>
          </table:table-cell>
          <table:table-cell office:value-type="float" office:value="2.872575" calcext:value-type="float">
            <text:p>2.87257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0</text:p>
          </table:table-cell>
          <table:table-cell office:value-type="float" office:value="2.911187" calcext:value-type="float">
            <text:p>2.911187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0</text:p>
          </table:table-cell>
          <table:table-cell office:value-type="float" office:value="2.949579" calcext:value-type="float">
            <text:p>2.94957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1</text:p>
          </table:table-cell>
          <table:table-cell office:value-type="float" office:value="3.025259" calcext:value-type="float">
            <text:p>3.025259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1</text:p>
          </table:table-cell>
          <table:table-cell office:value-type="float" office:value="3.062303" calcext:value-type="float">
            <text:p>3.06230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382" calcext:value-type="float">
            <text:p>3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2</text:p>
          </table:table-cell>
          <table:table-cell office:value-type="float" office:value="3.098906" calcext:value-type="float">
            <text:p>3.098906</text:p>
          </table:table-cell>
          <table:table-cell office:value-type="float" office:value="4" calcext:value-type="float">
            <text:p>4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3</text:p>
          </table:table-cell>
          <table:table-cell office:value-type="float" office:value="3.134946" calcext:value-type="float">
            <text:p>3.13494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3</text:p>
          </table:table-cell>
          <table:table-cell office:value-type="float" office:value="3.170299" calcext:value-type="float">
            <text:p>3.170299</text:p>
          </table:table-cell>
          <table:table-cell office:value-type="float" office:value="4" calcext:value-type="float">
            <text:p>4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4</text:p>
          </table:table-cell>
          <table:table-cell office:value-type="float" office:value="3.238654" calcext:value-type="float">
            <text:p>3.23865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4</text:p>
          </table:table-cell>
          <table:table-cell office:value-type="float" office:value="3.271411" calcext:value-type="float">
            <text:p>3.271411</text:p>
          </table:table-cell>
          <table:table-cell office:value-type="float" office:value="4" calcext:value-type="float">
            <text:p>4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5</text:p>
          </table:table-cell>
          <table:table-cell office:value-type="float" office:value="3.303334" calcext:value-type="float">
            <text:p>3.303334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6</text:p>
          </table:table-cell>
          <table:table-cell office:value-type="float" office:value="3.334351" calcext:value-type="float">
            <text:p>3.334351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6</text:p>
          </table:table-cell>
          <table:table-cell office:value-type="float" office:value="3.364388" calcext:value-type="float">
            <text:p>3.36438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7</text:p>
          </table:table-cell>
          <table:table-cell office:value-type="float" office:value="3.421375" calcext:value-type="float">
            <text:p>3.421375</text:p>
          </table:table-cell>
          <table:table-cell office:value-type="float" office:value="4" calcext:value-type="float">
            <text:p>4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7</text:p>
          </table:table-cell>
          <table:table-cell office:value-type="float" office:value="3.44808" calcext:value-type="float">
            <text:p>3.4480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8</text:p>
          </table:table-cell>
          <table:table-cell office:value-type="float" office:value="3.473732" calcext:value-type="float">
            <text:p>3.473732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9</text:p>
          </table:table-cell>
          <table:table-cell office:value-type="float" office:value="3.49833" calcext:value-type="float">
            <text:p>3.498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29</text:p>
          </table:table-cell>
          <table:table-cell office:value-type="float" office:value="3.521874" calcext:value-type="float">
            <text:p>3.5218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0</text:p>
          </table:table-cell>
          <table:table-cell office:value-type="float" office:value="3.565068" calcext:value-type="float">
            <text:p>3.5650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0</text:p>
          </table:table-cell>
          <table:table-cell office:value-type="float" office:value="3.584471" calcext:value-type="float">
            <text:p>3.58447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1</text:p>
          </table:table-cell>
          <table:table-cell office:value-type="float" office:value="3.602308" calcext:value-type="float">
            <text:p>3.6023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2</text:p>
          </table:table-cell>
          <table:table-cell office:value-type="float" office:value="3.618404" calcext:value-type="float">
            <text:p>3.61840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2</text:p>
          </table:table-cell>
          <table:table-cell office:value-type="float" office:value="3.632614" calcext:value-type="float">
            <text:p>3.63261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3</text:p>
          </table:table-cell>
          <table:table-cell office:value-type="float" office:value="3.654934" calcext:value-type="float">
            <text:p>3.6549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3</text:p>
          </table:table-cell>
          <table:table-cell office:value-type="float" office:value="3.662798" calcext:value-type="float">
            <text:p>3.6627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4</text:p>
          </table:table-cell>
          <table:table-cell office:value-type="float" office:value="3.668409" calcext:value-type="float">
            <text:p>3.6684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5</text:p>
          </table:table-cell>
          <table:table-cell office:value-type="float" office:value="3.671716" calcext:value-type="float">
            <text:p>3.6717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5</text:p>
          </table:table-cell>
          <table:table-cell office:value-type="float" office:value="3.672696" calcext:value-type="float">
            <text:p>3.6726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6</text:p>
          </table:table-cell>
          <table:table-cell office:value-type="float" office:value="3.667674" calcext:value-type="float">
            <text:p>3.6676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6</text:p>
          </table:table-cell>
          <table:table-cell office:value-type="float" office:value="3.661745" calcext:value-type="float">
            <text:p>3.6617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7</text:p>
          </table:table-cell>
          <table:table-cell office:value-type="float" office:value="3.653611" calcext:value-type="float">
            <text:p>3.6536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8</text:p>
          </table:table-cell>
          <table:table-cell office:value-type="float" office:value="3.643345" calcext:value-type="float">
            <text:p>3.64334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8</text:p>
          </table:table-cell>
          <table:table-cell office:value-type="float" office:value="3.631046" calcext:value-type="float">
            <text:p>3.6310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9</text:p>
          </table:table-cell>
          <table:table-cell office:value-type="float" office:value="3.600715" calcext:value-type="float">
            <text:p>3.6007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39</text:p>
          </table:table-cell>
          <table:table-cell office:value-type="float" office:value="3.582928" calcext:value-type="float">
            <text:p>3.5829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0</text:p>
          </table:table-cell>
          <table:table-cell office:value-type="float" office:value="3.563549" calcext:value-type="float">
            <text:p>3.5635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1</text:p>
          </table:table-cell>
          <table:table-cell office:value-type="float" office:value="3.542773" calcext:value-type="float">
            <text:p>3.54277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1</text:p>
          </table:table-cell>
          <table:table-cell office:value-type="float" office:value="3.520796" calcext:value-type="float">
            <text:p>3.52079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2</text:p>
          </table:table-cell>
          <table:table-cell office:value-type="float" office:value="3.473903" calcext:value-type="float">
            <text:p>3.47390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2</text:p>
          </table:table-cell>
          <table:table-cell office:value-type="float" office:value="3.449231" calcext:value-type="float">
            <text:p>3.4492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3</text:p>
          </table:table-cell>
          <table:table-cell office:value-type="float" office:value="3.42407" calcext:value-type="float">
            <text:p>3.4240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4</text:p>
          </table:table-cell>
          <table:table-cell office:value-type="float" office:value="3.398663" calcext:value-type="float">
            <text:p>3.3986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4</text:p>
          </table:table-cell>
          <table:table-cell office:value-type="float" office:value="3.373257" calcext:value-type="float">
            <text:p>3.3732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5</text:p>
          </table:table-cell>
          <table:table-cell office:value-type="float" office:value="3.323179" calcext:value-type="float">
            <text:p>3.32317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5</text:p>
          </table:table-cell>
          <table:table-cell office:value-type="float" office:value="3.298752" calcext:value-type="float">
            <text:p>3.2987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6</text:p>
          </table:table-cell>
          <table:table-cell office:value-type="float" office:value="3.275061" calcext:value-type="float">
            <text:p>3.27506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7</text:p>
          </table:table-cell>
          <table:table-cell office:value-type="float" office:value="3.252349" calcext:value-type="float">
            <text:p>3.2523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7</text:p>
          </table:table-cell>
          <table:table-cell office:value-type="float" office:value="3.230863" calcext:value-type="float">
            <text:p>3.2308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8</text:p>
          </table:table-cell>
          <table:table-cell office:value-type="float" office:value="3.1923" calcext:value-type="float">
            <text:p>3.192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8</text:p>
          </table:table-cell>
          <table:table-cell office:value-type="float" office:value="3.175468" calcext:value-type="float">
            <text:p>3.1754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49</text:p>
          </table:table-cell>
          <table:table-cell office:value-type="float" office:value="3.160573" calcext:value-type="float">
            <text:p>3.16057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0</text:p>
          </table:table-cell>
          <table:table-cell office:value-type="float" office:value="3.147857" calcext:value-type="float">
            <text:p>3.1478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0</text:p>
          </table:table-cell>
          <table:table-cell office:value-type="float" office:value="3.129703" calcext:value-type="float">
            <text:p>3.12970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1</text:p>
          </table:table-cell>
          <table:table-cell office:value-type="float" office:value="3.124509" calcext:value-type="float">
            <text:p>3.1245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1</text:p>
          </table:table-cell>
          <table:table-cell office:value-type="float" office:value="3.122157" calcext:value-type="float">
            <text:p>3.1221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2</text:p>
          </table:table-cell>
          <table:table-cell office:value-type="float" office:value="3.122892" calcext:value-type="float">
            <text:p>3.1228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3</text:p>
          </table:table-cell>
          <table:table-cell office:value-type="float" office:value="3.12691" calcext:value-type="float">
            <text:p>3.126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3</text:p>
          </table:table-cell>
          <table:table-cell office:value-type="float" office:value="3.145309" calcext:value-type="float">
            <text:p>3.1453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4</text:p>
          </table:table-cell>
          <table:table-cell office:value-type="float" office:value="3.159642" calcext:value-type="float">
            <text:p>3.1596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4</text:p>
          </table:table-cell>
          <table:table-cell office:value-type="float" office:value="3.177502" calcext:value-type="float">
            <text:p>3.1775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5</text:p>
          </table:table-cell>
          <table:table-cell office:value-type="float" office:value="3.198915" calcext:value-type="float">
            <text:p>3.1989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6</text:p>
          </table:table-cell>
          <table:table-cell office:value-type="float" office:value="3.223881" calcext:value-type="float">
            <text:p>3.2238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6</text:p>
          </table:table-cell>
          <table:table-cell office:value-type="float" office:value="3.284322" calcext:value-type="float">
            <text:p>3.28432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7</text:p>
          </table:table-cell>
          <table:table-cell office:value-type="float" office:value="3.319553" calcext:value-type="float">
            <text:p>3.3195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7</text:p>
          </table:table-cell>
          <table:table-cell office:value-type="float" office:value="3.358116" calcext:value-type="float">
            <text:p>3.358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8</text:p>
          </table:table-cell>
          <table:table-cell office:value-type="float" office:value="3.39984" calcext:value-type="float">
            <text:p>3.399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9</text:p>
          </table:table-cell>
          <table:table-cell office:value-type="float" office:value="3.444528" calcext:value-type="float">
            <text:p>3.4445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09:59</text:p>
          </table:table-cell>
          <table:table-cell office:value-type="float" office:value="3.542136" calcext:value-type="float">
            <text:p>3.54213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0</text:p>
          </table:table-cell>
          <table:table-cell office:value-type="float" office:value="3.594811" calcext:value-type="float">
            <text:p>3.5948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0</text:p>
          </table:table-cell>
          <table:table-cell office:value-type="float" office:value="3.649813" calcext:value-type="float">
            <text:p>3.6498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1</text:p>
          </table:table-cell>
          <table:table-cell office:value-type="float" office:value="3.706898" calcext:value-type="float">
            <text:p>3.7068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2</text:p>
          </table:table-cell>
          <table:table-cell office:value-type="float" office:value="3.765821" calcext:value-type="float">
            <text:p>3.7658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2</text:p>
          </table:table-cell>
          <table:table-cell office:value-type="float" office:value="3.888443" calcext:value-type="float">
            <text:p>3.88844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3</text:p>
          </table:table-cell>
          <table:table-cell office:value-type="float" office:value="3.951898" calcext:value-type="float">
            <text:p>3.9518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3</text:p>
          </table:table-cell>
          <table:table-cell office:value-type="float" office:value="4.01653" calcext:value-type="float">
            <text:p>4.016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4</text:p>
          </table:table-cell>
          <table:table-cell office:value-type="float" office:value="4.082091" calcext:value-type="float">
            <text:p>4.0820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5</text:p>
          </table:table-cell>
          <table:table-cell office:value-type="float" office:value="4.148339" calcext:value-type="float">
            <text:p>4.1483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5</text:p>
          </table:table-cell>
          <table:table-cell office:value-type="float" office:value="4.282158" calcext:value-type="float">
            <text:p>4.2821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6</text:p>
          </table:table-cell>
          <table:table-cell office:value-type="float" office:value="4.349484" calcext:value-type="float">
            <text:p>4.3494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6</text:p>
          </table:table-cell>
          <table:table-cell office:value-type="float" office:value="4.41686" calcext:value-type="float">
            <text:p>4.416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7</text:p>
          </table:table-cell>
          <table:table-cell office:value-type="float" office:value="4.484039" calcext:value-type="float">
            <text:p>4.4840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8</text:p>
          </table:table-cell>
          <table:table-cell office:value-type="float" office:value="4.550777" calcext:value-type="float">
            <text:p>4.55077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8</text:p>
          </table:table-cell>
          <table:table-cell office:value-type="float" office:value="4.682195" calcext:value-type="float">
            <text:p>4.6821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9</text:p>
          </table:table-cell>
          <table:table-cell office:value-type="float" office:value="4.74663" calcext:value-type="float">
            <text:p>4.746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09</text:p>
          </table:table-cell>
          <table:table-cell office:value-type="float" office:value="4.809889" calcext:value-type="float">
            <text:p>4.8098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0</text:p>
          </table:table-cell>
          <table:table-cell office:value-type="float" office:value="4.871727" calcext:value-type="float">
            <text:p>4.8717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1</text:p>
          </table:table-cell>
          <table:table-cell office:value-type="float" office:value="4.931899" calcext:value-type="float">
            <text:p>4.93189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1</text:p>
          </table:table-cell>
          <table:table-cell office:value-type="float" office:value="5.04651" calcext:value-type="float">
            <text:p>5.046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2</text:p>
          </table:table-cell>
          <table:table-cell office:value-type="float" office:value="5.100704" calcext:value-type="float">
            <text:p>5.10070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2</text:p>
          </table:table-cell>
          <table:table-cell office:value-type="float" office:value="5.152497" calcext:value-type="float">
            <text:p>5.1524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3</text:p>
          </table:table-cell>
          <table:table-cell office:value-type="float" office:value="5.201644" calcext:value-type="float">
            <text:p>5.20164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4</text:p>
          </table:table-cell>
          <table:table-cell office:value-type="float" office:value="5.2479" calcext:value-type="float">
            <text:p>5.247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4</text:p>
          </table:table-cell>
          <table:table-cell office:value-type="float" office:value="5.331005" calcext:value-type="float">
            <text:p>5.33100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5</text:p>
          </table:table-cell>
          <table:table-cell office:value-type="float" office:value="5.367608" calcext:value-type="float">
            <text:p>5.3676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5</text:p>
          </table:table-cell>
          <table:table-cell office:value-type="float" office:value="5.400585" calcext:value-type="float">
            <text:p>5.40058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6</text:p>
          </table:table-cell>
          <table:table-cell office:value-type="float" office:value="5.429691" calcext:value-type="float">
            <text:p>5.4296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7</text:p>
          </table:table-cell>
          <table:table-cell office:value-type="float" office:value="5.454681" calcext:value-type="float">
            <text:p>5.4546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7</text:p>
          </table:table-cell>
          <table:table-cell office:value-type="float" office:value="5.491578" calcext:value-type="float">
            <text:p>5.49157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8</text:p>
          </table:table-cell>
          <table:table-cell office:value-type="float" office:value="5.50324" calcext:value-type="float">
            <text:p>5.503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8</text:p>
          </table:table-cell>
          <table:table-cell office:value-type="float" office:value="5.510124" calcext:value-type="float">
            <text:p>5.51012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19</text:p>
          </table:table-cell>
          <table:table-cell office:value-type="float" office:value="5.511986" calcext:value-type="float">
            <text:p>5.5119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0</text:p>
          </table:table-cell>
          <table:table-cell office:value-type="float" office:value="5.508581" calcext:value-type="float">
            <text:p>5.50858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0</text:p>
          </table:table-cell>
          <table:table-cell office:value-type="float" office:value="5.485453" calcext:value-type="float">
            <text:p>5.4854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1</text:p>
          </table:table-cell>
          <table:table-cell office:value-type="float" office:value="5.465853" calcext:value-type="float">
            <text:p>5.46585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1</text:p>
          </table:table-cell>
          <table:table-cell office:value-type="float" office:value="5.440838" calcext:value-type="float">
            <text:p>5.4408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2</text:p>
          </table:table-cell>
          <table:table-cell office:value-type="float" office:value="5.410434" calcext:value-type="float">
            <text:p>5.4104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3</text:p>
          </table:table-cell>
          <table:table-cell office:value-type="float" office:value="5.374713" calcext:value-type="float">
            <text:p>5.3747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3</text:p>
          </table:table-cell>
          <table:table-cell office:value-type="float" office:value="5.287689" calcext:value-type="float">
            <text:p>5.287689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4</text:p>
          </table:table-cell>
          <table:table-cell office:value-type="float" office:value="5.236631" calcext:value-type="float">
            <text:p>5.23663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4</text:p>
          </table:table-cell>
          <table:table-cell office:value-type="float" office:value="5.180575" calcext:value-type="float">
            <text:p>5.180575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5</text:p>
          </table:table-cell>
          <table:table-cell office:value-type="float" office:value="5.119766" calcext:value-type="float">
            <text:p>5.1197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6</text:p>
          </table:table-cell>
          <table:table-cell office:value-type="float" office:value="5.054449" calcext:value-type="float">
            <text:p>5.054449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6</text:p>
          </table:table-cell>
          <table:table-cell office:value-type="float" office:value="4.911026" calcext:value-type="float">
            <text:p>4.9110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7</text:p>
          </table:table-cell>
          <table:table-cell office:value-type="float" office:value="4.833165" calcext:value-type="float">
            <text:p>4.83316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7</text:p>
          </table:table-cell>
          <table:table-cell office:value-type="float" office:value="4.751286" calcext:value-type="float">
            <text:p>4.7512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8</text:p>
          </table:table-cell>
          <table:table-cell office:value-type="float" office:value="4.665634" calcext:value-type="float">
            <text:p>4.66563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9</text:p>
          </table:table-cell>
          <table:table-cell office:value-type="float" office:value="4.576454" calcext:value-type="float">
            <text:p>4.5764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29</text:p>
          </table:table-cell>
          <table:table-cell office:value-type="float" office:value="4.388245" calcext:value-type="float">
            <text:p>4.3882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0</text:p>
          </table:table-cell>
          <table:table-cell office:value-type="float" office:value="4.289461" calcext:value-type="float">
            <text:p>4.2894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0</text:p>
          </table:table-cell>
          <table:table-cell office:value-type="float" office:value="4.187884" calcext:value-type="float">
            <text:p>4.1878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1</text:p>
          </table:table-cell>
          <table:table-cell office:value-type="float" office:value="4.083759" calcext:value-type="float">
            <text:p>4.0837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2</text:p>
          </table:table-cell>
          <table:table-cell office:value-type="float" office:value="3.977331" calcext:value-type="float">
            <text:p>3.9773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2</text:p>
          </table:table-cell>
          <table:table-cell office:value-type="float" office:value="3.758301" calcext:value-type="float">
            <text:p>3.7583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3</text:p>
          </table:table-cell>
          <table:table-cell office:value-type="float" office:value="3.645944" calcext:value-type="float">
            <text:p>3.6459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3</text:p>
          </table:table-cell>
          <table:table-cell office:value-type="float" office:value="3.532019" calcext:value-type="float">
            <text:p>3.5320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6" calcext:value-type="float">
            <text:p>3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4</text:p>
          </table:table-cell>
          <table:table-cell office:value-type="float" office:value="3.416771" calcext:value-type="float">
            <text:p>3.41677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6" calcext:value-type="float">
            <text:p>3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5</text:p>
          </table:table-cell>
          <table:table-cell office:value-type="float" office:value="3.300445" calcext:value-type="float">
            <text:p>3.30044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5</text:p>
          </table:table-cell>
          <table:table-cell office:value-type="float" office:value="3.065294" calcext:value-type="float">
            <text:p>3.0652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6</text:p>
          </table:table-cell>
          <table:table-cell office:value-type="float" office:value="2.946714" calcext:value-type="float">
            <text:p>2.946714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6</text:p>
          </table:table-cell>
          <table:table-cell office:value-type="float" office:value="2.827791" calcext:value-type="float">
            <text:p>2.8277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7</text:p>
          </table:table-cell>
          <table:table-cell office:value-type="float" office:value="2.70877" calcext:value-type="float">
            <text:p>2.70877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8</text:p>
          </table:table-cell>
          <table:table-cell office:value-type="float" office:value="2.589896" calcext:value-type="float">
            <text:p>2.5898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8</text:p>
          </table:table-cell>
          <table:table-cell office:value-type="float" office:value="2.353324" calcext:value-type="float">
            <text:p>2.353324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9</text:p>
          </table:table-cell>
          <table:table-cell office:value-type="float" office:value="2.235871" calcext:value-type="float">
            <text:p>2.2358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39</text:p>
          </table:table-cell>
          <table:table-cell office:value-type="float" office:value="2.1193" calcext:value-type="float">
            <text:p>2.119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0</text:p>
          </table:table-cell>
          <table:table-cell office:value-type="float" office:value="2.003856" calcext:value-type="float">
            <text:p>2.0038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1</text:p>
          </table:table-cell>
          <table:table-cell office:value-type="float" office:value="1.889784" calcext:value-type="float">
            <text:p>1.8897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6" calcext:value-type="float">
            <text:p>4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1</text:p>
          </table:table-cell>
          <table:table-cell office:value-type="float" office:value="1.666491" calcext:value-type="float">
            <text:p>1.6664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2</text:p>
          </table:table-cell>
          <table:table-cell office:value-type="float" office:value="1.557515" calcext:value-type="float">
            <text:p>1.5575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2</text:p>
          </table:table-cell>
          <table:table-cell office:value-type="float" office:value="1.450646" calcext:value-type="float">
            <text:p>1.4506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3</text:p>
          </table:table-cell>
          <table:table-cell office:value-type="float" office:value="1.346129" calcext:value-type="float">
            <text:p>1.3461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6" calcext:value-type="float">
            <text:p>5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4</text:p>
          </table:table-cell>
          <table:table-cell office:value-type="float" office:value="1.244209" calcext:value-type="float">
            <text:p>1.2442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6" calcext:value-type="float">
            <text:p>5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4</text:p>
          </table:table-cell>
          <table:table-cell office:value-type="float" office:value="1.048895" calcext:value-type="float">
            <text:p>1.0488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6" calcext:value-type="float">
            <text:p>5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5</text:p>
          </table:table-cell>
          <table:table-cell office:value-type="float" office:value="0.955746" calcext:value-type="float">
            <text:p>0.9557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6</text:p>
          </table:table-cell>
          <table:table-cell office:value-type="float" office:value="0.865929" calcext:value-type="float">
            <text:p>0.8659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6</text:p>
          </table:table-cell>
          <table:table-cell office:value-type="float" office:value="0.779689" calcext:value-type="float">
            <text:p>0.7796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7</text:p>
          </table:table-cell>
          <table:table-cell office:value-type="float" office:value="0.618675" calcext:value-type="float">
            <text:p>0.6186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6" calcext:value-type="float">
            <text:p>5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7</text:p>
          </table:table-cell>
          <table:table-cell office:value-type="float" office:value="0.544146" calcext:value-type="float">
            <text:p>0.5441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6" calcext:value-type="float">
            <text:p>5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8</text:p>
          </table:table-cell>
          <table:table-cell office:value-type="float" office:value="0.473929" calcext:value-type="float">
            <text:p>0.4739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9</text:p>
          </table:table-cell>
          <table:table-cell office:value-type="float" office:value="0.408269" calcext:value-type="float">
            <text:p>0.4082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49</text:p>
          </table:table-cell>
          <table:table-cell office:value-type="float" office:value="0.347411" calcext:value-type="float">
            <text:p>0.3474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0</text:p>
          </table:table-cell>
          <table:table-cell office:value-type="float" office:value="0.240836" calcext:value-type="float">
            <text:p>0.2408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6" calcext:value-type="float">
            <text:p>6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0</text:p>
          </table:table-cell>
          <table:table-cell office:value-type="float" office:value="0.195364" calcext:value-type="float">
            <text:p>0.1953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1</text:p>
          </table:table-cell>
          <table:table-cell office:value-type="float" office:value="0.15538" calcext:value-type="float">
            <text:p>0.155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2</text:p>
          </table:table-cell>
          <table:table-cell office:value-type="float" office:value="0.121129" calcext:value-type="float">
            <text:p>0.1211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2</text:p>
          </table:table-cell>
          <table:table-cell office:value-type="float" office:value="0.092856" calcext:value-type="float">
            <text:p>0.0928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4" calcext:value-type="float">
            <text:p>6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3</text:p>
          </table:table-cell>
          <table:table-cell office:value-type="float" office:value="0.054979" calcext:value-type="float">
            <text:p>0.0549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3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8" calcext:value-type="float">
            <text:p>6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4</text:p>
          </table:table-cell>
          <table:table-cell office:value-type="float" office:value="0.042827" calcext:value-type="float">
            <text:p>0.0428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5</text:p>
          </table:table-cell>
          <table:table-cell office:value-type="float" office:value="0.046821" calcext:value-type="float">
            <text:p>0.0468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5</text:p>
          </table:table-cell>
          <table:table-cell office:value-type="float" office:value="0.057748" calcext:value-type="float">
            <text:p>0.0577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86" calcext:value-type="float">
            <text:p>6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6</text:p>
          </table:table-cell>
          <table:table-cell office:value-type="float" office:value="0.100623" calcext:value-type="float">
            <text:p>0.1006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6" calcext:value-type="float">
            <text:p>6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6</text:p>
          </table:table-cell>
          <table:table-cell office:value-type="float" office:value="0.132326" calcext:value-type="float">
            <text:p>0.1323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76" calcext:value-type="float">
            <text:p>6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7</text:p>
          </table:table-cell>
          <table:table-cell office:value-type="float" office:value="0.170791" calcext:value-type="float">
            <text:p>0.1707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8" calcext:value-type="float">
            <text:p>6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8</text:p>
          </table:table-cell>
          <table:table-cell office:value-type="float" office:value="0.215822" calcext:value-type="float">
            <text:p>0.2158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8</text:p>
          </table:table-cell>
          <table:table-cell office:value-type="float" office:value="0.267174" calcext:value-type="float">
            <text:p>0.2671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8" calcext:value-type="float">
            <text:p>6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9</text:p>
          </table:table-cell>
          <table:table-cell office:value-type="float" office:value="0.388106" calcext:value-type="float">
            <text:p>0.3881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0:59</text:p>
          </table:table-cell>
          <table:table-cell office:value-type="float" office:value="0.457441" calcext:value-type="float">
            <text:p>0.4574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6" calcext:value-type="float">
            <text:p>6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0</text:p>
          </table:table-cell>
          <table:table-cell office:value-type="float" office:value="0.532558" calcext:value-type="float">
            <text:p>0.5325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6" calcext:value-type="float">
            <text:p>6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1</text:p>
          </table:table-cell>
          <table:table-cell office:value-type="float" office:value="0.613212" calcext:value-type="float">
            <text:p>0.6132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6" calcext:value-type="float">
            <text:p>6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1</text:p>
          </table:table-cell>
          <table:table-cell office:value-type="float" office:value="0.699158" calcext:value-type="float">
            <text:p>0.6991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2</text:p>
          </table:table-cell>
          <table:table-cell office:value-type="float" office:value="0.886191" calcext:value-type="float">
            <text:p>0.8861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2</text:p>
          </table:table-cell>
          <table:table-cell office:value-type="float" office:value="0.987033" calcext:value-type="float">
            <text:p>0.9870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3" calcext:value-type="float">
            <text:p>5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3</text:p>
          </table:table-cell>
          <table:table-cell office:value-type="float" office:value="1.092603" calcext:value-type="float">
            <text:p>1.0926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3" calcext:value-type="float">
            <text:p>5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4</text:p>
          </table:table-cell>
          <table:table-cell office:value-type="float" office:value="1.202657" calcext:value-type="float">
            <text:p>1.2026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4</text:p>
          </table:table-cell>
          <table:table-cell office:value-type="float" office:value="1.31695" calcext:value-type="float">
            <text:p>1.316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5</text:p>
          </table:table-cell>
          <table:table-cell office:value-type="float" office:value="1.557515" calcext:value-type="float">
            <text:p>1.5575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5</text:p>
          </table:table-cell>
          <table:table-cell office:value-type="float" office:value="1.683543" calcext:value-type="float">
            <text:p>1.6835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6</text:p>
          </table:table-cell>
          <table:table-cell office:value-type="float" office:value="1.813222" calcext:value-type="float">
            <text:p>1.8132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7</text:p>
          </table:table-cell>
          <table:table-cell office:value-type="float" office:value="1.946306" calcext:value-type="float">
            <text:p>1.9463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7</text:p>
          </table:table-cell>
          <table:table-cell office:value-type="float" office:value="2.08255" calcext:value-type="float">
            <text:p>2.082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8</text:p>
          </table:table-cell>
          <table:table-cell office:value-type="float" office:value="2.363786" calcext:value-type="float">
            <text:p>2.3637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8</text:p>
          </table:table-cell>
          <table:table-cell office:value-type="float" office:value="2.508532" calcext:value-type="float">
            <text:p>2.5085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09</text:p>
          </table:table-cell>
          <table:table-cell office:value-type="float" office:value="2.655826" calcext:value-type="float">
            <text:p>2.6558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4" calcext:value-type="float">
            <text:p>4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0</text:p>
          </table:table-cell>
          <table:table-cell office:value-type="float" office:value="2.805423" calcext:value-type="float">
            <text:p>2.8054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0</text:p>
          </table:table-cell>
          <table:table-cell office:value-type="float" office:value="2.957078" calcext:value-type="float">
            <text:p>2.9570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1</text:p>
          </table:table-cell>
          <table:table-cell office:value-type="float" office:value="3.265827" calcext:value-type="float">
            <text:p>3.2658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1</text:p>
          </table:table-cell>
          <table:table-cell office:value-type="float" office:value="3.422676" calcext:value-type="float">
            <text:p>3.4226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2</text:p>
          </table:table-cell>
          <table:table-cell office:value-type="float" office:value="3.58097" calcext:value-type="float">
            <text:p>3.580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9" calcext:value-type="float">
            <text:p>4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3</text:p>
          </table:table-cell>
          <table:table-cell office:value-type="float" office:value="3.740465" calcext:value-type="float">
            <text:p>3.7404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3</text:p>
          </table:table-cell>
          <table:table-cell office:value-type="float" office:value="3.900916" calcext:value-type="float">
            <text:p>3.9009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4</text:p>
          </table:table-cell>
          <table:table-cell office:value-type="float" office:value="4.223948" calcext:value-type="float">
            <text:p>4.2239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4</text:p>
          </table:table-cell>
          <table:table-cell office:value-type="float" office:value="4.386285" calcext:value-type="float">
            <text:p>4.3862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5</text:p>
          </table:table-cell>
          <table:table-cell office:value-type="float" office:value="4.548842" calcext:value-type="float">
            <text:p>4.5488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6</text:p>
          </table:table-cell>
          <table:table-cell office:value-type="float" office:value="4.711375" calcext:value-type="float">
            <text:p>4.7113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6</text:p>
          </table:table-cell>
          <table:table-cell office:value-type="float" office:value="4.873639" calcext:value-type="float">
            <text:p>4.8736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7</text:p>
          </table:table-cell>
          <table:table-cell office:value-type="float" office:value="5.196622" calcext:value-type="float">
            <text:p>5.1966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9" calcext:value-type="float">
            <text:p>3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7</text:p>
          </table:table-cell>
          <table:table-cell office:value-type="float" office:value="5.357097" calcext:value-type="float">
            <text:p>5.3570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8</text:p>
          </table:table-cell>
          <table:table-cell office:value-type="float" office:value="5.516567" calcext:value-type="float">
            <text:p>5.5165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9</text:p>
          </table:table-cell>
          <table:table-cell office:value-type="float" office:value="5.674788" calcext:value-type="float">
            <text:p>5.6747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19</text:p>
          </table:table-cell>
          <table:table-cell office:value-type="float" office:value="5.831514" calcext:value-type="float">
            <text:p>5.8315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9" calcext:value-type="float">
            <text:p>3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0</text:p>
          </table:table-cell>
          <table:table-cell office:value-type="float" office:value="6.139749" calcext:value-type="float">
            <text:p>6.1397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0</text:p>
          </table:table-cell>
          <table:table-cell office:value-type="float" office:value="6.291011" calcext:value-type="float">
            <text:p>6.291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1</text:p>
          </table:table-cell>
          <table:table-cell office:value-type="float" office:value="6.440045" calcext:value-type="float">
            <text:p>6.4400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2</text:p>
          </table:table-cell>
          <table:table-cell office:value-type="float" office:value="6.586604" calcext:value-type="float">
            <text:p>6.5866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2</text:p>
          </table:table-cell>
          <table:table-cell office:value-type="float" office:value="6.730443" calcext:value-type="float">
            <text:p>6.7304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3</text:p>
          </table:table-cell>
          <table:table-cell office:value-type="float" office:value="7.009228" calcext:value-type="float">
            <text:p>7.0092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3</text:p>
          </table:table-cell>
          <table:table-cell office:value-type="float" office:value="7.143929" calcext:value-type="float">
            <text:p>7.1439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4</text:p>
          </table:table-cell>
          <table:table-cell office:value-type="float" office:value="7.275176" calcext:value-type="float">
            <text:p>7.2751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5</text:p>
          </table:table-cell>
          <table:table-cell office:value-type="float" office:value="7.402722" calcext:value-type="float">
            <text:p>7.4027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5</text:p>
          </table:table-cell>
          <table:table-cell office:value-type="float" office:value="7.526325" calcext:value-type="float">
            <text:p>7.5263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6</text:p>
          </table:table-cell>
          <table:table-cell office:value-type="float" office:value="7.760961" calcext:value-type="float">
            <text:p>7.7609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6</text:p>
          </table:table-cell>
          <table:table-cell office:value-type="float" office:value="7.87175" calcext:value-type="float">
            <text:p>7.871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7</text:p>
          </table:table-cell>
          <table:table-cell office:value-type="float" office:value="7.977859" calcext:value-type="float">
            <text:p>7.9778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8</text:p>
          </table:table-cell>
          <table:table-cell office:value-type="float" office:value="8.079044" calcext:value-type="float">
            <text:p>8.0790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8</text:p>
          </table:table-cell>
          <table:table-cell office:value-type="float" office:value="8.17506" calcext:value-type="float">
            <text:p>8.175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9</text:p>
          </table:table-cell>
          <table:table-cell office:value-type="float" office:value="8.350847" calcext:value-type="float">
            <text:p>8.3508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29</text:p>
          </table:table-cell>
          <table:table-cell office:value-type="float" office:value="8.430374" calcext:value-type="float">
            <text:p>8.4303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0</text:p>
          </table:table-cell>
          <table:table-cell office:value-type="float" office:value="8.503997" calcext:value-type="float">
            <text:p>8.5039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1</text:p>
          </table:table-cell>
          <table:table-cell office:value-type="float" office:value="8.57147" calcext:value-type="float">
            <text:p>8.571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1</text:p>
          </table:table-cell>
          <table:table-cell office:value-type="float" office:value="8.632548" calcext:value-type="float">
            <text:p>8.6325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2</text:p>
          </table:table-cell>
          <table:table-cell office:value-type="float" office:value="8.734786" calcext:value-type="float">
            <text:p>8.7347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2</text:p>
          </table:table-cell>
          <table:table-cell office:value-type="float" office:value="8.775701" calcext:value-type="float">
            <text:p>8.7757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3</text:p>
          </table:table-cell>
          <table:table-cell office:value-type="float" office:value="8.80956" calcext:value-type="float">
            <text:p>8.809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4</text:p>
          </table:table-cell>
          <table:table-cell office:value-type="float" office:value="8.836118" calcext:value-type="float">
            <text:p>8.8361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4</text:p>
          </table:table-cell>
          <table:table-cell office:value-type="float" office:value="8.855326" calcext:value-type="float">
            <text:p>8.8553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5</text:p>
          </table:table-cell>
          <table:table-cell office:value-type="float" office:value="8.871692" calcext:value-type="float">
            <text:p>8.8716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5</text:p>
          </table:table-cell>
          <table:table-cell office:value-type="float" office:value="8.86885" calcext:value-type="float">
            <text:p>8.868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6</text:p>
          </table:table-cell>
          <table:table-cell office:value-type="float" office:value="8.858658" calcext:value-type="float">
            <text:p>8.8586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7</text:p>
          </table:table-cell>
          <table:table-cell office:value-type="float" office:value="8.841116" calcext:value-type="float">
            <text:p>8.8411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7</text:p>
          </table:table-cell>
          <table:table-cell office:value-type="float" office:value="8.783982" calcext:value-type="float">
            <text:p>8.7839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8</text:p>
          </table:table-cell>
          <table:table-cell office:value-type="float" office:value="8.744636" calcext:value-type="float">
            <text:p>8.7446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8</text:p>
          </table:table-cell>
          <table:table-cell office:value-type="float" office:value="8.698184" calcext:value-type="float">
            <text:p>8.6981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39</text:p>
          </table:table-cell>
          <table:table-cell office:value-type="float" office:value="8.644872" calcext:value-type="float">
            <text:p>8.6448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0</text:p>
          </table:table-cell>
          <table:table-cell office:value-type="float" office:value="8.584945" calcext:value-type="float">
            <text:p>8.5849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0</text:p>
          </table:table-cell>
          <table:table-cell office:value-type="float" office:value="8.445981" calcext:value-type="float">
            <text:p>8.4459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1</text:p>
          </table:table-cell>
          <table:table-cell office:value-type="float" office:value="8.367189" calcext:value-type="float">
            <text:p>8.3671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1</text:p>
          </table:table-cell>
          <table:table-cell office:value-type="float" office:value="8.282321" calcext:value-type="float">
            <text:p>8.2823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2</text:p>
          </table:table-cell>
          <table:table-cell office:value-type="float" office:value="8.191622" calcext:value-type="float">
            <text:p>8.1916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3</text:p>
          </table:table-cell>
          <table:table-cell office:value-type="float" office:value="8.095337" calcext:value-type="float">
            <text:p>8.0953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3</text:p>
          </table:table-cell>
          <table:table-cell office:value-type="float" office:value="7.886744" calcext:value-type="float">
            <text:p>7.8867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4</text:p>
          </table:table-cell>
          <table:table-cell office:value-type="float" office:value="7.774681" calcext:value-type="float">
            <text:p>7.7746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4</text:p>
          </table:table-cell>
          <table:table-cell office:value-type="float" office:value="7.657596" calcext:value-type="float">
            <text:p>7.6575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5</text:p>
          </table:table-cell>
          <table:table-cell office:value-type="float" office:value="7.535733" calcext:value-type="float">
            <text:p>7.5357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6</text:p>
          </table:table-cell>
          <table:table-cell office:value-type="float" office:value="7.409337" calcext:value-type="float">
            <text:p>7.4093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6</text:p>
          </table:table-cell>
          <table:table-cell office:value-type="float" office:value="7.143683" calcext:value-type="float">
            <text:p>7.1436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7</text:p>
          </table:table-cell>
          <table:table-cell office:value-type="float" office:value="7.004671" calcext:value-type="float">
            <text:p>7.0046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7</text:p>
          </table:table-cell>
          <table:table-cell office:value-type="float" office:value="6.861738" calcext:value-type="float">
            <text:p>6.8617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8</text:p>
          </table:table-cell>
          <table:table-cell office:value-type="float" office:value="6.71513" calcext:value-type="float">
            <text:p>6.715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9</text:p>
          </table:table-cell>
          <table:table-cell office:value-type="float" office:value="6.565092" calcext:value-type="float">
            <text:p>6.5650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49</text:p>
          </table:table-cell>
          <table:table-cell office:value-type="float" office:value="6.255461" calcext:value-type="float">
            <text:p>6.2554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50</text:p>
          </table:table-cell>
          <table:table-cell office:value-type="float" office:value="6.096113" calcext:value-type="float">
            <text:p>6.0961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string" calcext:value-type="string">
            <text:p>16:11:50</text:p>
          </table:table-cell>
          <table:table-cell office:value-type="float" office:value="5.933947" calcext:value-type="float">
            <text:p>5.9339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6:15:58.669672232</dc:date>
    <meta:editing-duration>PT2M14S</meta:editing-duration>
    <meta:editing-cycles>1</meta:editing-cycles>
    <meta:document-statistic meta:table-count="1" meta:cell-count="288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legend chart:legend-position="end" svg:x="13.027cm" svg:y="3.94cm" style:legend-expansion="high" chart:style-name="ch2"/>
        <chart:plot-area chart:style-name="ch3" table:cell-range-address="'25052023-160813'.C1:'25052023-160813'.D360" chart:data-source-has-labels="row" svg:x="0.32cm" svg:y="0.179cm" svg:width="12.387cm" svg:height="8.631cm">
          <chart:coordinate-region svg:x="0.952cm" svg:y="0.381cm" svg:width="11.755cm" svg:height="7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5052023-160813'.C2:'25052023-160813'.C360" chart:label-cell-address="'25052023-160813'.C1:'25052023-160813'.C1" chart:class="chart:line">
            <chart:data-point chart:repeated="359"/>
          </chart:series>
          <chart:series chart:style-name="ch7" chart:values-cell-range-address="'25052023-160813'.D2:'25052023-160813'.D360" chart:label-cell-address="'25052023-160813'.D1:'25052023-160813'.D1" chart:class="chart:line">
            <chart:data-point chart:repeated="3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Now</text:p>
                <draw:g>
                  <svg:desc>'25052023-160813'.C1:'25052023-160813'.C1</svg:desc>
                </draw:g>
              </table:table-cell>
              <table:table-cell office:value-type="string">
                <text:p>DesDepth</text:p>
                <draw:g>
                  <svg:desc>'25052023-160813'.D1:'25052023-16081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5052023-160813'.C2:'25052023-160813'.C360</svg:desc>
                </draw:g>
              </table:table-cell>
              <table:table-cell office:value-type="float" office:value="0">
                <text:p>0</text:p>
                <draw:g>
                  <svg:desc>'25052023-160813'.D2:'25052023-160813'.D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35">
                <text:p>0.000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9">
                <text:p>0.00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332">
                <text:p>0.003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88">
                <text:p>0.00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53">
                <text:p>0.00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727">
                <text:p>0.020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8346">
                <text:p>0.028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534">
                <text:p>0.037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412">
                <text:p>0.048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1103">
                <text:p>0.061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218">
                <text:p>0.092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0421">
                <text:p>0.110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0462">
                <text:p>0.130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2366">
                <text:p>0.152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6131">
                <text:p>0.176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9173">
                <text:p>0.229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8206">
                <text:p>0.258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8978">
                <text:p>0.288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1416">
                <text:p>0.321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422">
                <text:p>0.355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777">
                <text:p>0.42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5868">
                <text:p>0.465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5288">
                <text:p>0.5052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586">
                <text:p>0.54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7412">
                <text:p>0.587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2942">
                <text:p>0.672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6674">
                <text:p>0.716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1092">
                <text:p>0.7610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6001">
                <text:p>0.806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1179">
                <text:p>0.851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1682">
                <text:p>0.941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6762">
                <text:p>0.986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1793">
                <text:p>1.031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6579">
                <text:p>1.0765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0924">
                <text:p>1.1209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07703">
                <text:p>1.207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49892">
                <text:p>1.249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9137">
                <text:p>1.29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1967">
                <text:p>1.331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1534">
                <text:p>1.371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47141">
                <text:p>1.447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82936">
                <text:p>1.482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17505">
                <text:p>1.517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50752">
                <text:p>1.550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82602">
                <text:p>1.5826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1892">
                <text:p>1.641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9087">
                <text:p>1.669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94787">
                <text:p>1.694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18993">
                <text:p>1.718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41705">
                <text:p>1.741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82718">
                <text:p>1.782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00774">
                <text:p>1.800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17361">
                <text:p>1.817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32551">
                <text:p>1.832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59035">
                <text:p>1.8590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70207">
                <text:p>1.870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80203">
                <text:p>1.880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89171">
                <text:p>1.889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97256">
                <text:p>1.897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11294">
                <text:p>1.911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17297">
                <text:p>1.917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22883">
                <text:p>1.922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28224">
                <text:p>1.928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33491">
                <text:p>1.933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4432">
                <text:p>1.94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49955">
                <text:p>1.949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55982">
                <text:p>1.955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2573">
                <text:p>1.962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9898">
                <text:p>1.969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87195">
                <text:p>1.987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97142">
                <text:p>1.997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08142">
                <text:p>2.008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20319">
                <text:p>2.020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33769">
                <text:p>2.033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64786">
                <text:p>2.064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82132">
                <text:p>2.082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00801">
                <text:p>2.100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20842">
                <text:p>2.120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4228">
                <text:p>2.14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89344">
                <text:p>2.189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14726">
                <text:p>2.214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41407">
                <text:p>2.241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69337">
                <text:p>2.269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98467">
                <text:p>2.298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60109">
                <text:p>2.360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92375">
                <text:p>2.392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25671">
                <text:p>2.4256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59897">
                <text:p>2.459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94957">
                <text:p>2.494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67207">
                <text:p>2.567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04153">
                <text:p>2.60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41712">
                <text:p>2.641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79736">
                <text:p>2.679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18078">
                <text:p>2.718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95278">
                <text:p>2.795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3889">
                <text:p>2.833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72575">
                <text:p>2.872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11187">
                <text:p>2.911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49579">
                <text:p>2.9495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25259">
                <text:p>3.025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62303">
                <text:p>3.062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98906">
                <text:p>3.0989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34946">
                <text:p>3.134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70299">
                <text:p>3.170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38654">
                <text:p>3.238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271411">
                <text:p>3.271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03334">
                <text:p>3.303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34351">
                <text:p>3.3343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64388">
                <text:p>3.364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21375">
                <text:p>3.42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4808">
                <text:p>3.44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73732">
                <text:p>3.4737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9833">
                <text:p>3.49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521874">
                <text:p>3.521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565068">
                <text:p>3.565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584471">
                <text:p>3.584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02308">
                <text:p>3.602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18404">
                <text:p>3.618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32614">
                <text:p>3.6326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54934">
                <text:p>3.654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62798">
                <text:p>3.6627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68409">
                <text:p>3.668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71716">
                <text:p>3.671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72696">
                <text:p>3.672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67674">
                <text:p>3.667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61745">
                <text:p>3.661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53611">
                <text:p>3.653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43345">
                <text:p>3.643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31046">
                <text:p>3.631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00715">
                <text:p>3.600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582928">
                <text:p>3.582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63549">
                <text:p>3.563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42773">
                <text:p>3.542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20796">
                <text:p>3.520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73903">
                <text:p>3.473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49231">
                <text:p>3.449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2407">
                <text:p>3.42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98663">
                <text:p>3.398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73257">
                <text:p>3.373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23179">
                <text:p>3.323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298752">
                <text:p>3.298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75061">
                <text:p>3.275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252349">
                <text:p>3.252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230863">
                <text:p>3.230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923">
                <text:p>3.1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75468">
                <text:p>3.175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60573">
                <text:p>3.160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7857">
                <text:p>3.147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29703">
                <text:p>3.129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24509">
                <text:p>3.124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22157">
                <text:p>3.122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22892">
                <text:p>3.122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2691">
                <text:p>3.12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45309">
                <text:p>3.145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9642">
                <text:p>3.159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177502">
                <text:p>3.177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98915">
                <text:p>3.198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223881">
                <text:p>3.223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284322">
                <text:p>3.284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19553">
                <text:p>3.319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358116">
                <text:p>3.358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9984">
                <text:p>3.39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4528">
                <text:p>3.444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42136">
                <text:p>3.542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94811">
                <text:p>3.594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49813">
                <text:p>3.649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706898">
                <text:p>3.706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765821">
                <text:p>3.765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88443">
                <text:p>3.888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51898">
                <text:p>3.951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1653">
                <text:p>4.01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82091">
                <text:p>4.082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48339">
                <text:p>4.148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82158">
                <text:p>4.282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349484">
                <text:p>4.349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1686">
                <text:p>4.41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84039">
                <text:p>4.484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50777">
                <text:p>4.550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82195">
                <text:p>4.682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4663">
                <text:p>4.74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809889">
                <text:p>4.809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871727">
                <text:p>4.871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931899">
                <text:p>4.931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04651">
                <text:p>5.04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100704">
                <text:p>5.100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152497">
                <text:p>5.152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201644">
                <text:p>5.201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2479">
                <text:p>5.2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31005">
                <text:p>5.331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367608">
                <text:p>5.367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400585">
                <text:p>5.400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429691">
                <text:p>5.429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454681">
                <text:p>5.454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491578">
                <text:p>5.491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0324">
                <text:p>5.50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10124">
                <text:p>5.510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511986">
                <text:p>5.511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508581">
                <text:p>5.508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485453">
                <text:p>5.485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465853">
                <text:p>5.4658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440838">
                <text:p>5.440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410434">
                <text:p>5.410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74713">
                <text:p>5.374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287689">
                <text:p>5.287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236631">
                <text:p>5.236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180575">
                <text:p>5.180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119766">
                <text:p>5.1197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054449">
                <text:p>5.054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11026">
                <text:p>4.911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833165">
                <text:p>4.833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751286">
                <text:p>4.751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665634">
                <text:p>4.6656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576454">
                <text:p>4.576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388245">
                <text:p>4.388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89461">
                <text:p>4.2894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187884">
                <text:p>4.187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83759">
                <text:p>4.083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977331">
                <text:p>3.977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58301">
                <text:p>3.758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45944">
                <text:p>3.645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32019">
                <text:p>3.5320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16771">
                <text:p>3.416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300445">
                <text:p>3.300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065294">
                <text:p>3.065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46714">
                <text:p>2.946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827791">
                <text:p>2.827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70877">
                <text:p>2.70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589896">
                <text:p>2.589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53324">
                <text:p>2.353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35871">
                <text:p>2.2358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193">
                <text:p>2.1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03856">
                <text:p>2.003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89784">
                <text:p>1.889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66491">
                <text:p>1.666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57515">
                <text:p>1.557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50646">
                <text:p>1.450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46129">
                <text:p>1.346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44209">
                <text:p>1.244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48895">
                <text:p>1.048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55746">
                <text:p>0.955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65929">
                <text:p>0.865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79689">
                <text:p>0.779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18675">
                <text:p>0.618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44146">
                <text:p>0.544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73929">
                <text:p>0.473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8269">
                <text:p>0.408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47411">
                <text:p>0.347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40836">
                <text:p>0.240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5364">
                <text:p>0.195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538">
                <text:p>0.15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1129">
                <text:p>0.121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92856">
                <text:p>0.092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4979">
                <text:p>0.054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562">
                <text:p>0.04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2827">
                <text:p>0.042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6821">
                <text:p>0.046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7748">
                <text:p>0.057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0623">
                <text:p>0.100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2326">
                <text:p>0.132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70791">
                <text:p>0.170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15822">
                <text:p>0.215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7174">
                <text:p>0.267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88106">
                <text:p>0.388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57441">
                <text:p>0.457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32558">
                <text:p>0.5325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13212">
                <text:p>0.613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9158">
                <text:p>0.699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86191">
                <text:p>0.886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87033">
                <text:p>0.9870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92603">
                <text:p>1.092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202657">
                <text:p>1.202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1695">
                <text:p>1.31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57515">
                <text:p>1.557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83543">
                <text:p>1.6835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13222">
                <text:p>1.813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46306">
                <text:p>1.946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08255">
                <text:p>2.08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363786">
                <text:p>2.363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08532">
                <text:p>2.508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655826">
                <text:p>2.655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05423">
                <text:p>2.805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57078">
                <text:p>2.957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265827">
                <text:p>3.265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422676">
                <text:p>3.422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8097">
                <text:p>3.58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740465">
                <text:p>3.740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00916">
                <text:p>3.900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223948">
                <text:p>4.223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386285">
                <text:p>4.3862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548842">
                <text:p>4.548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711375">
                <text:p>4.71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873639">
                <text:p>4.873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196622">
                <text:p>5.196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357097">
                <text:p>5.357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516567">
                <text:p>5.5165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674788">
                <text:p>5.674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831514">
                <text:p>5.831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39749">
                <text:p>6.139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291011">
                <text:p>6.291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440045">
                <text:p>6.440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586604">
                <text:p>6.586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730443">
                <text:p>6.730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009228">
                <text:p>7.009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43929">
                <text:p>7.143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275176">
                <text:p>7.275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402722">
                <text:p>7.402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526325">
                <text:p>7.526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760961">
                <text:p>7.760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87175">
                <text:p>7.87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977859">
                <text:p>7.977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079044">
                <text:p>8.0790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17506">
                <text:p>8.17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350847">
                <text:p>8.350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430374">
                <text:p>8.430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503997">
                <text:p>8.503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57147">
                <text:p>8.57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632548">
                <text:p>8.632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734786">
                <text:p>8.7347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775701">
                <text:p>8.775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80956">
                <text:p>8.80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836118">
                <text:p>8.836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855326">
                <text:p>8.855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871692">
                <text:p>8.871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86885">
                <text:p>8.86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858658">
                <text:p>8.858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841116">
                <text:p>8.84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783982">
                <text:p>8.78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744636">
                <text:p>8.744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698184">
                <text:p>8.698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644872">
                <text:p>8.644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584945">
                <text:p>8.584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445981">
                <text:p>8.445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367189">
                <text:p>8.367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282321">
                <text:p>8.282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191622">
                <text:p>8.191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095337">
                <text:p>8.095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886744">
                <text:p>7.886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774681">
                <text:p>7.774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657596">
                <text:p>7.657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535733">
                <text:p>7.535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409337">
                <text:p>7.409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143683">
                <text:p>7.143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04671">
                <text:p>7.004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861738">
                <text:p>6.861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71513">
                <text:p>6.71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565092">
                <text:p>6.565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255461">
                <text:p>6.255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096113">
                <text:p>6.096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33947">
                <text:p>5.93394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